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0cdbb1" officeooo:paragraph-rsid="001cc825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08b48d" officeooo:paragraph-rsid="001cc825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b4f88" officeooo:paragraph-rsid="001cc82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ccd9a" officeooo:paragraph-rsid="001ccd9a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officeooo:rsid="0006d8c3" officeooo:paragraph-rsid="001cc825" style:font-size-asian="16pt" style:font-size-complex="16pt"/>
    </style:style>
    <style:style style:name="P6" style:family="paragraph" style:parent-style-name="Standard">
      <style:text-properties fo:font-size="16pt" officeooo:rsid="0008b48d" officeooo:paragraph-rsid="001cc825" style:font-size-asian="16pt" style:font-size-complex="16pt"/>
    </style:style>
    <style:style style:name="P7" style:family="paragraph" style:parent-style-name="Standard">
      <style:text-properties fo:font-size="16pt" officeooo:rsid="000b4f88" officeooo:paragraph-rsid="001cc825" style:font-size-asian="16pt" style:font-size-complex="16pt"/>
    </style:style>
    <style:style style:name="P8" style:family="paragraph" style:parent-style-name="Standard">
      <style:text-properties fo:font-size="16pt" fo:font-weight="bold" officeooo:rsid="0008b48d" officeooo:paragraph-rsid="001cc825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9a2dd" officeooo:paragraph-rsid="001cc82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b4f88" officeooo:paragraph-rsid="001cc825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c5b5a" officeooo:paragraph-rsid="001cc825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cdbb1" officeooo:paragraph-rsid="001cc825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cc825" officeooo:paragraph-rsid="001cc82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1cc825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normal" officeooo:rsid="000cdbb1" officeooo:paragraph-rsid="001cc825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bold" officeooo:rsid="001ee7b2" officeooo:paragraph-rsid="001ee7b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6d8c3" officeooo:paragraph-rsid="001cc825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0cdbb1" officeooo:paragraph-rsid="001cc82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normal" officeooo:rsid="001ee7b2" officeooo:paragraph-rsid="001ee7b2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0cdbb1" officeooo:paragraph-rsid="001cc825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6pt" fo:font-weight="bold" officeooo:rsid="000cdbb1" officeooo:paragraph-rsid="001cc825" style:font-size-asian="16pt" style:font-weight-asian="bold" style:font-size-complex="16pt" style:font-weight-complex="bold"/>
    </style:style>
    <style:style style:name="T1" style:family="text">
      <style:text-properties fo:font-size="26pt" fo:font-weight="bold" officeooo:rsid="0008b48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053a37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cc825" style:font-size-asian="26pt" style:font-weight-asian="bold" style:font-size-complex="2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4f8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5b5a" style:font-weight-asian="bold" style:font-weight-complex="bold"/>
    </style:style>
    <style:style style:name="T8" style:family="text">
      <style:text-properties fo:font-weight="bold" officeooo:rsid="001cc825" style:font-weight-asian="bold" style:font-weight-complex="bold"/>
    </style:style>
    <style:style style:name="T9" style:family="text">
      <style:text-properties officeooo:rsid="000c5b5a"/>
    </style:style>
    <style:style style:name="T10" style:family="text">
      <style:text-properties officeooo:rsid="000cdbb1"/>
    </style:style>
    <style:style style:name="T11" style:family="text">
      <style:text-properties officeooo:rsid="001cc825"/>
    </style:style>
    <style:style style:name="T12" style:family="text">
      <style:text-properties officeooo:rsid="001ccd9a"/>
    </style:style>
    <style:style style:name="T13" style:family="text">
      <style:text-properties officeooo:rsid="001ee7b2"/>
    </style:style>
    <style:style style:name="T14" style:family="text">
      <style:text-properties officeooo:rsid="00201eee"/>
    </style:style>
    <style:style style:name="T15" style:family="text">
      <style:text-properties officeooo:rsid="00215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ETTING UP AIDS IN </text:span><text:span text:style-name="T3">DEBIAN</text:span><text:span text:style-name="T2"> SERVER </text:span></text:p>
      <text:p text:style-name="P5"/>
      <text:p text:style-name="P6">1)give the server a static ip address.</text:p>
      <text:p text:style-name="P6"><text:tab/></text:p>
      <text:p text:style-name="P6"><text:tab/>centos server ip address:</text:p>
      <text:p text:style-name="P6"/>
      <text:p text:style-name="P6"><text:tab/><text:tab/>ip:192.168.0.100</text:p>
      <text:p text:style-name="P6"><text:tab/><text:tab/>subnet mask:255.255.255.0</text:p>
      <text:p text:style-name="P6"><text:tab/><text:tab/>gateway:192.168.0.1</text:p>
      <text:p text:style-name="P6"><text:tab/><text:tab/>dns:8.8.8.8</text:p>
      <text:p text:style-name="P6"/>
      <text:p text:style-name="P6">your ip address c<text:span text:style-name="T15">a</text:span>n be different.</text:p>
      <text:p text:style-name="P6"/>
      <text:p text:style-name="P6">2) update the repository of the <text:span text:style-name="T11">debian</text:span></text:p>
      <text:p text:style-name="P6"/>
      <text:p text:style-name="P6"><text:span text:style-name="T4">=&gt;</text:span><text:span text:style-name="T8">apt update</text:span></text:p>
      <text:p text:style-name="P8"/>
      <text:p text:style-name="P2">3) install the aide package</text:p>
      <text:p text:style-name="P8">=&gt; <text:span text:style-name="T11">apt install aide</text:span> -y</text:p>
      <text:p text:style-name="P9"/>
      <text:p text:style-name="P13">[remember aide need additional packages to work.So make sure you install the packages through apt]</text:p>
      <text:p text:style-name="P9"/>
      <text:p text:style-name="P3">5) Create the database</text:p>
      <text:p text:style-name="P3"/>
      <text:p text:style-name="P10">=&gt;aideinit</text:p>
      <text:p text:style-name="P10"/>
      <text:p text:style-name="P6"><text:span text:style-name="T5">[This may take some time]</text:span> </text:p>
      <text:p text:style-name="P6"><text:tab/></text:p>
      <text:p text:style-name="P6"><text:tab/></text:p>
      <text:p text:style-name="P7">6) Once the database is created you can <text:span text:style-name="T12">copy</text:span> and rename it like the original one to make it work</text:p>
      <text:p text:style-name="P13"/>
      <text:p text:style-name="P11">=&gt;<text:span text:style-name="T12">cp</text:span> /var/lib/aide/aide.db.new /var/lib/aide/aide.db</text:p>
      <text:p text:style-name="P11"/>
      <text:p text:style-name="P19">7) now we need to update the configuration file</text:p>
      <text:p text:style-name="P16"><text:soft-page-break/>=&gt;update-aide.conf</text:p>
      <text:p text:style-name="P16"/>
      <text:p text:style-name="P19">8) The newly genaerated configuration file is stored in ‘<text:span text:style-name="T6">/var/lib/aide/aide.conf.autogenerated</text:span>’ name.</text:p>
      <text:p text:style-name="P17"/>
      <text:p text:style-name="P19">9) we need <text:s/>to copy the configuration file to the ‘<text:span text:style-name="T6">/etc/aide/aide.conf’ </text:span>name</text:p>
      <text:p text:style-name="P19">to <text:span text:style-name="T6">‘/etc/aide’ </text:span>directory</text:p>
      <text:p text:style-name="P19"/>
      <text:p text:style-name="P16">=&gt;cp /var/lib/aide/aide.conf.autogenerated /etc/aide/aide.conf</text:p>
      <text:p text:style-name="P16"/>
      <text:p text:style-name="P16"/>
      <text:p text:style-name="P19">10) check the database</text:p>
      <text:p text:style-name="P19">syntax: <text:span text:style-name="T6">aide -c &lt;conf file&gt; --check</text:span></text:p>
      <text:p text:style-name="P19"/>
      <text:p text:style-name="P16">=&gt; aide -c /etc/aide/aide.conf --check</text:p>
      <text:p text:style-name="P4"/>
      <text:p text:style-name="P3"><text:span text:style-name="T13">11</text:span>) <text:span text:style-name="T9">For Testing we make a binary file inside the </text:span><text:span text:style-name="T7">‘/usr/sbin’ </text:span><text:span text:style-name="T10">directory</text:span></text:p>
      <text:p text:style-name="P3"/>
      <text:p text:style-name="P12">=&gt;touch /usr/bin/testbin</text:p>
      <text:p text:style-name="P12"/>
      <text:p text:style-name="P1">8) Check the database again</text:p>
      <text:p text:style-name="P1"/>
      <text:p text:style-name="P12">=&gt;aide -<text:span text:style-name="T14">c /etc/aide/aide.conf </text:span>–check</text:p>
      <text:p text:style-name="P1"/>
      <text:p text:style-name="P1"/>
      <text:p text:style-name="P1">9)So we can see aide can detect the change of the file.</text:p>
      <text:p text:style-name="P1"/>
      <text:p text:style-name="P1">10) if you think this file is not dangerous you can add the file the database so in the next search it will not be shown. Update the database with this command</text:p>
      <text:p text:style-name="P1"/>
      <text:p text:style-name="P12">=&gt;aids –update</text:p>
      <text:p text:style-name="P12"/>
      <text:p text:style-name="P12">[pic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13:56.464326554</meta:creation-date>
    <dc:date>2019-08-26T19:48:50.275316475</dc:date>
    <meta:editing-duration>PT1H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21" meta:character-count="1428" meta:non-whitespace-character-count="1229"/>
  </office:meta>
</office:document-meta>
</file>